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rgetPointcutSelectionTests.targetNonSelectionForMismatche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Aspect.incr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PointcutSelectionTests.targetSelectionForMatche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rgetPointcutSelection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Interceptor.invoke( MethodInvocation m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rgetPointcutSelectionTests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stImpl.interfac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